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60000105B000011F26D51A530.wmf"/>
  <manifest:file-entry manifest:media-type="image/png" manifest:full-path="Pictures/100000000000034600000038C91191D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Gras" style:font-family-generic="swiss" style:font-pitch="variable"/>
    <style:font-face style:name="Calibri1" svg:font-family="Calibri" style:font-adornments="Italique gras" style:font-family-generic="swiss" style:font-pitch="variable"/>
    <style:font-face style:name="Verdana1" svg:font-family="Verdana" style:font-family-generic="swiss" style:font-pitch="variable"/>
    <style:font-face style:name="Verdana" svg:font-family="Verdana"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 style:family="table">
      <style:table-properties style:width="13.928cm" table:align="left"/>
    </style:style>
    <style:style style:name="Tableau2.A" style:family="table-column">
      <style:table-column-properties style:column-width="2.256cm"/>
    </style:style>
    <style:style style:name="Tableau2.B" style:family="table-column">
      <style:table-column-properties style:column-width="2.23cm"/>
    </style:style>
    <style:style style:name="Tableau2.C" style:family="table-column">
      <style:table-column-properties style:column-width="2.674cm"/>
    </style:style>
    <style:style style:name="Tableau2.E" style:family="table-column">
      <style:table-column-properties style:column-width="2.738cm"/>
    </style:style>
    <style:style style:name="Tableau2.F" style:family="table-column">
      <style:table-column-properties style:column-width="1.801cm"/>
    </style:style>
    <style:style style:name="Tableau2.A1" style:family="table-cell">
      <style:table-cell-properties style:vertical-align="middle" fo:padding="0.049cm" fo:border="none"/>
    </style:style>
    <style:style style:name="P1" style:family="paragraph" style:parent-style-name="Table_20_Contents">
      <style:paragraph-properties fo:text-align="center" style:justify-single-word="false" style:snap-to-layout-grid="false"/>
      <style:text-properties fo:color="#244061" fo:language="zxx" fo:country="none" fo:font-weight="bold" style:language-asian="zxx" style:country-asian="none" style:font-weight-asian="bold" style:language-complex="ar" style:country-complex="SA"/>
    </style:style>
    <style:style style:name="P2" style:family="paragraph" style:parent-style-name="Table_20_Contents">
      <style:paragraph-properties fo:text-align="center" style:justify-single-word="false"/>
      <style:text-properties fo:color="#000080" fo:font-size="10pt" fo:font-weight="bold" style:font-size-asian="10pt" style:font-weight-asian="bold" style:font-size-complex="10pt" style:font-weight-complex="bold"/>
    </style:style>
    <style:style style:name="P3" style:family="paragraph" style:parent-style-name="Table_20_Contents">
      <style:paragraph-properties fo:text-align="center" style:justify-single-word="false" style:snap-to-layout-grid="false"/>
      <style:text-properties fo:color="#000080" style:font-name="Verdana1" fo:font-size="10pt" fo:font-weight="bold" style:font-size-asian="10pt" style:font-weight-asian="bold" style:font-size-complex="10pt" style:font-weight-complex="bold"/>
    </style:style>
    <style:style style:name="P4" style:family="paragraph" style:parent-style-name="Table_20_Contents">
      <style:paragraph-properties fo:text-align="end" style:justify-single-word="false" fo:padding="0.049cm" fo:border-left="none" fo:border-right="none" fo:border-top="0.018cm solid #000080" fo:border-bottom="none" style:shadow="none" style:snap-to-layout-grid="false"/>
      <style:text-properties fo:color="#000080" style:font-name="Verdana1" fo:font-size="8pt" fo:font-weight="bold" style:font-size-asian="8pt" style:font-weight-asian="bold" style:font-size-complex="8pt" style:font-weight-complex="bold"/>
    </style:style>
    <style:style style:name="P5" style:family="paragraph" style:parent-style-name="Table_20_Contents">
      <style:paragraph-properties fo:margin-top="0cm" fo:margin-bottom="0.499cm"/>
    </style:style>
    <style:style style:name="P6" style:family="paragraph" style:parent-style-name="Table_20_Heading">
      <style:paragraph-properties fo:margin-top="0cm" fo:margin-bottom="0.499cm"/>
    </style:style>
    <style:style style:name="P7" style:family="paragraph" style:parent-style-name="Standard">
      <style:paragraph-properties fo:padding="0.049cm" fo:border="0.002cm solid #000000" style:shadow="none"/>
    </style:style>
    <style:style style:name="P8" style:family="paragraph" style:parent-style-name="Standard">
      <style:paragraph-properties fo:padding="0.049cm" fo:border="0.002cm solid #000000" style:shadow="none"/>
      <style:text-properties style:font-name="Courier New" fo:font-size="9pt" style:font-size-asian="9pt" style:font-size-complex="9pt"/>
    </style:style>
    <style:style style:name="P9" style:family="paragraph" style:parent-style-name="Text_20_body">
      <style:text-properties style:text-underline-style="solid" style:text-underline-width="auto" style:text-underline-color="font-color" fo:font-weight="bold" style:font-weight-asian="bold" style:font-weight-complex="bold"/>
    </style:style>
    <style:style style:name="P10" style:family="paragraph" style:parent-style-name="Text_20_body">
      <style:paragraph-properties fo:text-align="justify" style:justify-single-word="false"/>
    </style:style>
    <style:style style:name="P11" style:family="paragraph" style:parent-style-name="Standard">
      <style:paragraph-properties fo:padding="0.049cm" fo:border="0.002cm solid #000000" style:shadow="none"/>
      <style:text-properties style:font-name="Courier New" fo:font-size="9pt" style:font-size-asian="9pt" style:font-size-complex="9pt"/>
    </style:style>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list-style-name="L3">
      <style:paragraph-properties fo:margin-top="0cm" fo:margin-bottom="0.499cm"/>
    </style:style>
    <style:style style:name="T1" style:family="text">
      <style:text-properties style:font-name="Courier New" fo:font-size="9pt" style:font-size-asian="9pt" style:font-size-complex="9pt"/>
    </style:style>
    <style:style style:name="T2" style:family="text">
      <style:text-properties style:font-name="Courier New" fo:font-size="9pt" fo:background-color="#ffcc99" style:font-size-asian="9pt" style:font-size-complex="9pt"/>
    </style:style>
    <style:style style:name="T3" style:family="text">
      <style:text-properties style:font-name="Courier New" fo:font-size="9pt" fo:background-color="#e6ff00" style:font-size-asian="9pt" style:font-size-complex="9pt"/>
    </style:style>
    <style:style style:name="T4" style:family="text">
      <style:text-properties style:font-name="Courier New" fo:font-size="9pt" fo:background-color="#99ccff" style:font-size-asian="9pt" style:font-size-complex="9pt"/>
    </style:style>
    <style:style style:name="T5" style:family="text">
      <style:text-properties style:font-name="Courier New" fo:font-size="9pt" fo:font-weight="bold" style:font-size-asian="9pt" style:font-weight-asian="bold" style:font-size-complex="9pt" style:font-weight-complex="bold"/>
    </style:style>
    <style:style style:name="T6" style:family="text">
      <style:text-properties fo:font-weight="bold" style:font-weight-asian="bold" style:font-weight-complex="bold"/>
    </style:style>
    <style:style style:name="T7"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Symfony2 utilise <text:span text:style-name="T6">le composant Form</text:span>, réutilisable dans d'autres projets même sans symfony.</text:p>
      <text:p text:style-name="P10">Un formulaire Symfony se construit sur un objet existant, et son but est d'hydrater cet objet, c-à-d que c'est le formulaire qui va remplir les attributs de l'objet avec les valeurs entrées par l'utilisateur. </text:p>
      <text:h text:style-name="Heading_20_1" text:outline-level="1">CREATION FORMULAIRE AJOUT D'UN STAGE</text:h>
      <text:h text:style-name="Heading_20_2" text:outline-level="2">Création de la route</text:h>
      <text:p text:style-name="P8">Stage_ajouter:<text:line-break/> <text:s text:c="3"/>path: <text:s text:c="5"/>/ajouterStage<text:line-break/> <text:s text:c="3"/>defaults: <text:s/>{ _controller: webStageEtudiantBundle:Etudiant:ajouterStage }</text:p>
      <text:p text:style-name="P8"/>
      <text:p text:style-name="Standard"/>
      <text:h text:style-name="Heading_20_2" text:outline-level="2">Ajout de la méthode correspondante dans le controleur</text:h>
      <text:p text:style-name="Text_20_body">Pour créer un formulaire il faut 2 éléments :</text:p>
      <text:list xml:id="list29676037" text:style-name="L1">
        <text:list-item>
          <text:p text:style-name="P12">un objet</text:p>
        </text:list-item>
        <text:list-item>
          <text:p text:style-name="P12">un constructeur de formulaire → le FormBuilder</text:p>
        </text:list-item>
      </text:list>
      <text:p text:style-name="Text_20_body"/>
      <text:p text:style-name="Text_20_body">Pour ajouter des champs à un formulaire, il <text:bookmark text:name="r-942135"/>faut utiliser la méthode &lt;?php $formBuilder-&gt;add() du FormBuilder. Les arguments sont les suivants :</text:p>
      <text:list xml:id="list29696681" text:style-name="L2">
        <text:list-item>
          <text:p text:style-name="P13"><text:bookmark text:name="r-942136"/><text:bookmark text:name="r-942137"/><text:bookmark text:name="r-942142"/>Le nom du champ ;</text:p>
        </text:list-item>
        <text:list-item>
          <text:p text:style-name="P13"><text:bookmark text:name="r-942138"/><text:bookmark text:name="r-942139"/>Le type du champ (date, text, number, percent, …, voir annexe1). ll est primordial de bien faire correspondre les types de champ du formulaire avec les types d'attributs que contient votre objet.</text:p>
        </text:list-item>
        <text:list-item>
          <text:p text:style-name="P13"><text:bookmark text:name="r-942140"/><text:bookmark text:name="r-942141"/>Les options du champ, sous forme de tableau. Les options permettent par exemple de rendre le champ facultatif, de modifier l'apparence de la date.</text:p>
        </text:list-item>
      </text:list>
      <text:p text:style-name="Text_20_body"/>
      <text:p text:style-name="Text_20_body">On utilisera cette méthode également pour imbriquer des formulaires :</text:p>
      <text:p text:style-name="P8"><text:s/>-&gt;add('autreFormulaire', new autreFormulaireType());</text:p>
      <text:p text:style-name="Text_20_body"/>
      <text:p text:style-name="P7"><text:s/><text:span text:style-name="T1">public function ajouterStageAction()<text:line-break/> <text:s/>{<text:line-break/> <text:s text:c="3"/></text:span><text:span text:style-name="T2">$stage </text:span><text:span text:style-name="T1">= new Stage();<text:line-break/><text:tab/>// On crée le FormBuilder grâce à la méthode du contrôleur createFormBuilder</text:span></text:p>
      <text:p text:style-name="P7"><text:span text:style-name="T1"><text:tab/>// equivaut à dire de créer un formulaire autour de l'objet $stage<text:line-break/><text:tab/></text:span><text:span text:style-name="T3">$formBuilder</text:span><text:span text:style-name="T1"> = $this-&gt;createFormBuilder(</text:span><text:span text:style-name="T2">$stage</text:span><text:span text:style-name="T1">);<text:line-break/> <text:line-break/> <text:s/>// On ajoute les champs de l'entité que l'on veut à notre formulaire<text:line-break/> <text:s/></text:span><text:span text:style-name="T3">$formBuilder</text:span><text:span text:style-name="T1"><text:line-break/><text:tab/><text:tab/>-&gt;add('libelle', <text:s text:c="6"/>'text', array('required' =&gt; false))<text:line-break/> <text:s text:c="3"/><text:tab/><text:tab/>-&gt;add('dateDebut', <text:s text:c="7"/>'date',array(<text:line-break/><text:tab/><text:tab/><text:tab/><text:tab/><text:tab/><text:tab/><text:tab/><text:tab/>'input' <text:s/>=&gt; 'datetime',<text:line-break/><text:tab/><text:tab/><text:tab/><text:tab/><text:tab/><text:tab/><text:tab/><text:tab/>'widget' =&gt; 'single_text',<text:line-break/><text:tab/><text:tab/><text:tab/><text:tab/><text:tab/><text:tab/><text:tab/><text:tab/>'format' =&gt; 'dd/MM/yyyy'))<text:line-break/><text:tab/><text:tab/>-&gt;add('dateFin', <text:s text:c="7"/>'date')<text:line-break/> <text:s text:c="3"/><text:tab/><text:tab/>-&gt;add('note', <text:s text:c="6"/>'text');<text:line-break/> <text:s text:c="2"/><text:line-break/> <text:s/><text:tab/>// À partir du formBuilder, on génère le formulaire<text:line-break/><text:tab/></text:span><text:span text:style-name="T4">$form</text:span><text:span text:style-name="T1"> = </text:span><text:span text:style-name="T3">$formBuilder</text:span><text:span text:style-name="T1">-&gt;getForm();<text:line-break/><text:tab/><text:line-break/><text:tab/>// On passe la méthode createView() du formulaire à la vue afin qu'elle puisse afficher le <text:tab/>formulaire toute seule<text:line-break/> <text:s/><text:tab/>return $this-&gt;render('webStageEtudiantBundle:Etudiant:ajouterStage.html.twig', array(<text:line-break/> <text:s text:c="3"/><text:tab/>'form' =&gt; </text:span><text:span text:style-name="T4">$form</text:span><text:span text:style-name="T1">-&gt;createView(),<text:line-break/> <text:s/><text:tab/><text:tab/><text:tab/><text:tab/><text:tab/><text:tab/>));</text:span></text:p>
      <text:p text:style-name="P8"/>
      <text:p text:style-name="P8"><text:tab/>// à compléter pour soumettre le formulaire voir ci-dessous.<text:line-break/><text:tab/><text:line-break/> <text:s/>}</text:p>
      <text:p text:style-name="P8"/>
      <text:p text:style-name="Standard"><text:soft-page-break/></text:p>
      <text:h text:style-name="Heading_20_2" text:outline-level="2">création de la vue formulaire nommée <text:s/>ajouterStage.html.twig</text:h>
      <text:p text:style-name="Text_20_body">La fonction Twig <text:span text:style-name="Source_20_Text">{{ form_widget() }}</text:span>permet d<text:span text:style-name="Source_20_Text">'</text:span>afficher un formulaire entier en une seule ligne.</text:p>
      <text:p text:style-name="Text_20_body">Il faut cependant ajouter la balise &lt;form&gt; et le bouton de soumission car cette fonction n'affiche que l'intérieur du formulaire.</text:p>
      <text:p text:style-name="P8">{# src/webStage/EtudiantBundle/Resources/views/Etudiant/ajouterStage.html.twig #}</text:p>
      <text:p text:style-name="P8"/>
      <text:p text:style-name="P8">&lt;h3&gt;Formulaire de stage&lt;/h3&gt;</text:p>
      <text:p text:style-name="P8">&lt;div class="well"&gt;</text:p>
      <text:p text:style-name="P8"><text:s text:c="2"/>&lt;form method="post" {{ form_enctype(form) }}&gt;</text:p>
      <text:p text:style-name="P8"><text:s text:c="4"/>{{ form_widget(form) }}</text:p>
      <text:p text:style-name="P8"><text:s text:c="4"/>&lt;input type="submit" class="btn btn-primary" /&gt;</text:p>
      <text:p text:style-name="P8"><text:s text:c="2"/>&lt;/form&gt;</text:p>
      <text:p text:style-name="P8">&lt;/div&gt;</text:p>
      <text:p text:style-name="Standard"/>
      <text:p text:style-name="Text_20_body"><text:span text:style-name="T7">Note </text:span>: si vous avez utiliser un constructeur pour votre entité, votre formulaire sera déjà pré-rempli avec les données passées dans le constructeur.</text:p>
      <text:p text:style-name="Standard"/>
      <text:h text:style-name="Heading_20_1" text:outline-level="1">GENERATION DU FORMULAIRE AVEC LA CONSOLE</text:h>
      <text:p text:style-name="Text_20_body">Il est possible de déplacer la construction du formulaire, du contrôleur à une classe externe. Le formulaire généré correspond alors <text:s/>à la définition des champs de notre formulaire. Ainsi, si l'on utilise le même formulaire sur plusieurs pages différentes, on utilisera ce même formulaire <text:span text:style-name="Source_20_Text">type</text:span>. Le formulaire est donc réutilisable.</text:p>
      <text:p text:style-name="Text_20_body">Cela permet de plus, d'épurer le controleur des instructions de construction du formulaire.</text:p>
      <text:h text:style-name="Heading_20_2" text:outline-level="2">Creation du formulaireType Etudiant</text:h>
      <text:p text:style-name="Text_20_body">On peut utiliser la console pour créer un formulaire réutilisable avec la commande Doctrine <text:s/>suivante :</text:p>
      <text:p text:style-name="Standard"><draw:frame draw:style-name="fr2" draw:name="images2" text:anchor-type="paragraph" svg:width="19.001cm" svg:height="1.268cm" draw:z-index="5"><draw:image xlink:href="Pictures/100000000000034600000038C91191D6.png" xlink:type="simple" xlink:show="embed" xlink:actuate="onLoad"/></draw:frame></text:p>
      <text:p text:style-name="Text_20_body">La <text:s/>classe EtudiantType est générée dans C:\wamp\www\Symfony\src\webStudent\EtudiantBundle\Form</text:p>
      <text:p text:style-name="Text_20_body">Dans cette nouvelle classe, les types de champs ne sont pas précisés. Le composant Form va les deviner à partir des annotations Doctrine qu'on a mis dans l'objet. </text:p>
      <text:p text:style-name="Text_20_body">Il est cependant vivement recommandé de <text:span text:style-name="T6">préciser les types de champs</text:span>.</text:p>
      <text:p text:style-name="Text_20_body"/>
      <text:p text:style-name="Text_20_body">Si certains champs générés automatiquement ne nous intéresse pas, il est possible de les supprimer</text:p>
      <text:p text:style-name="P8">$builder-&gt;remove('section');</text:p>
      <text:h text:style-name="Heading_20_2" text:outline-level="2">methode ajouterEtudiantAction <text:s/>(la route doit exister)</text:h>
      <text:p text:style-name="Text_20_body">Pour construire le formulaire créer précédemment, il suffit alors juste d'ajouter les 2 premières lignes dans la fonction du controleur ci-dessous.</text:p>
      <text:p text:style-name="P8">public function ajouterEtudiantAction()<text:line-break/>{<text:line-break/><text:tab/>$etudiant = new Etudiant ();<text:line-break/><text:tab/>$form = $this-&gt;createForm(new EtudiantType, $etudiant);<text:line-break/><text:tab/><text:line-break/><text:tab/>/**</text:p>
      <text:p text:style-name="P8"><text:tab/>***<text:tab/>INSTRUCTIONS DE SOUMISSION DU FORMULAIRE</text:p>
      <text:p text:style-name="P8"><text:tab/>**/</text:p>
      <text:p text:style-name="P8"/>
      <text:p text:style-name="P7"><text:span text:style-name="T1"><text:tab/>// 1. On récupère la requête HTTP<text:line-break/> <text:s text:c="3"/></text:span><text:span text:style-name="T5"><text:tab/>$request = $this-&gt;get('request');</text:span><text:span text:style-name="T1"><text:line-break/> <text:s text:c="2"/><text:line-break/></text:span><text:soft-page-break/><text:span text:style-name="T1"> <text:s text:c="3"/>// 2. On vérifie qu'elle est de type POST<text:line-break/> <text:s text:c="3"/>if (</text:span><text:span text:style-name="T5">$request-&gt;getMethod() == 'POST'</text:span><text:span text:style-name="T1">) {<text:line-break/> <text:s text:c="5"/>// 3. On fait le lien Requête &lt;-&gt; Formulaire<text:line-break/> <text:s text:c="5"/>// À partir de maintenant, la variable $etudiant contient les valeurs entrées dans le <text:tab/>formulaire par le visiteur<text:line-break/> <text:s text:c="5"/></text:span><text:span text:style-name="T5">$form-&gt;bind($request)</text:span><text:span text:style-name="T1">;<text:line-break/> <text:line-break/> <text:s text:c="5"/>// On vérifie que les valeurs entrées sont correctes<text:line-break/> <text:s text:c="5"/>if (</text:span><text:span text:style-name="T5">$form-&gt;isValid()</text:span><text:span text:style-name="T1">) {<text:line-break/> <text:s text:c="7"/>// On enregistre notre objet $etudiant dans la base de données<text:line-break/> <text:s text:c="7"/>$em = $this-&gt;getDoctrine()-&gt;getManager();<text:line-break/> <text:s text:c="7"/>$em-&gt;persist($etudiant);<text:line-break/> <text:s text:c="7"/>$em-&gt;flush();<text:line-break/> <text:line-break/> <text:s text:c="7"/>// On redirige vers la page de visualisation de l'article nouvellement créé<text:line-break/> <text:s/>return $this-&gt;redirect($this-&gt;generateUrl('Etudiant_consulter', array('id' =&gt; $etudiant-&gt;getId())));<text:line-break/> <text:s text:c="5"/>}<text:line-break/> <text:s text:c="3"/>}<text:line-break/> <text:line-break/> <text:s text:c="3"/>// À ce point là :<text:line-break/> <text:s text:c="3"/>// - Soit la requête est de type GET, donc le visiteur vient d'arriver sur la page et veut voir le formulaire<text:line-break/> <text:s text:c="3"/>// - Soit la requête est de type POST, mais le formulaire n'est pas valide, donc on l'affiche de nouveau<text:line-break/> <text:line-break/> <text:s text:c="3"/>return $this-&gt;render('webStageEtudiantBundle:Etudiant:ajouterEtudiant.html.twig', array(<text:line-break/> <text:s text:c="3"/>'form' =&gt; $form-&gt;createView(),<text:line-break/> <text:s text:c="2"/><text:line-break/> <text:s text:c="4"/>));<text:line-break/> <text:s/>}</text:span><text:line-break/> <text:s/></text:p>
      <text:p text:style-name="Standard"/>
      <text:h text:style-name="Heading_20_2" text:outline-level="2"><text:bookmark text:name="r-942204"/>Gestion de la soumission d'un formulaire</text:h>
      <text:p text:style-name="Text_20_body">Code ci-dessus en gras</text:p>
      <text:p text:style-name="Text_20_body"/>
      <text:list xml:id="list29693830" text:style-name="L3">
        <text:list-item>
          <text:p text:style-name="P14"><text:bookmark text:name="r-942183"/><text:bookmark text:name="r-942184"/><text:bookmark text:name="r-942189"/>Pour gérer l'envoi du formulaire, il faut tout d'abord vérifier que la requête est de type POST : cela signifie que le visiteur est arrivé sur la page en cliquant sur le bouton <text:span text:style-name="Source_20_Text">submit</text:span> du formulaire. Lorsque c'est le cas, on peut traiter notre formulaire.</text:p>
        </text:list-item>
        <text:list-item>
          <text:p text:style-name="P14"><text:bookmark text:name="r-942185"/><text:bookmark text:name="r-942186"/>Ensuite, il faut faire le lien entre les variables de type POST et notre formulaire, pour que les variables de type POST viennent remplir les champs correspondants du formulaire. Cela se fait via la méthode <text:span text:style-name="Source_20_Text">bind()</text:span> du formulaire. Cette méthode dit au formulaire : « Voici la requête d'entrée (nos variables de type POST entre autres). Lis cette requête, récupère les valeurs qui t'intéressent et hydrate l'objet. » Comme vous pouvez le voir, elle fait beaucoup de choses !</text:p>
        </text:list-item>
        <text:list-item>
          <text:p text:style-name="P14"><text:bookmark text:name="r-942187"/><text:bookmark text:name="r-942188"/>Enfin, une fois que notre formulaire a lu ses valeurs et hydraté l'objet, il faut tester ces valeurs pour vérifier qu'elles sont valides avec ce que l'objet attend. Il faut <text:span text:style-name="Emphasis">valider</text:span> notre objet. Cela se fait via la méthode <text:span text:style-name="Source_20_Text">isValid()</text:span> du formulaire.</text:p>
        </text:list-item>
      </text:list>
      <text:p text:style-name="Standard"/>
      <text:p text:style-name="Standard"/>
      <text:p text:style-name="Standard"/>
      <text:h text:style-name="Heading_20_2" text:outline-level="2">Creation du formulaire etudiant.html.twig</text:h>
      <text:p text:style-name="Standard"/>
      <text:p text:style-name="P8">{# src/webStage/EtudiantBundle/Resources/views/Etudiant/ajouterEtudiant.html.twig #}</text:p>
      <text:p text:style-name="P8"/>
      <text:p text:style-name="P8"><text:soft-page-break/>&lt;h3&gt;Formulaire de etudiant&lt;/h3&gt;</text:p>
      <text:p text:style-name="P8"><text:s/></text:p>
      <text:p text:style-name="P8">&lt;div class="well"&gt;</text:p>
      <text:p text:style-name="P8"><text:s text:c="2"/>&lt;form method="post" {{ form_enctype(form) }}&gt;</text:p>
      <text:p text:style-name="P8"><text:s text:c="2"/></text:p>
      <text:p text:style-name="P8"><text:tab/>{{ form_widget(form) }}</text:p>
      <text:p text:style-name="P8"/>
      <text:p text:style-name="P8"><text:s text:c="4"/>&lt;input type="submit" class="btn btn-primary" /&gt;</text:p>
      <text:p text:style-name="P8"><text:s text:c="2"/>&lt;/form&gt;</text:p>
      <text:p text:style-name="P8">&lt;/div&gt;</text:p>
      <text:p text:style-name="P8"/>
      <text:p text:style-name="Standard"/>
      <text:h text:style-name="Heading_20_1" text:outline-level="1">Personnalisation des formulaires</text:h>
      <text:p text:style-name="Text_20_body">Si le formulaire généré ne convient pas, il est toujours de le personnaliser dans la vue twig.</text:p>
      <text:p text:style-name="Text_20_body"/>
      <text:p text:style-name="P8">../</text:p>
      <text:p text:style-name="P8">&lt;div&gt;</text:p>
      <text:p text:style-name="P8">{# Exemple pour un champ #}</text:p>
      <text:p text:style-name="P8"/>
      <text:p text:style-name="P8">{# Génération du label. #}</text:p>
      <text:p text:style-name="P8">{{ form_label(form.nom, "Nom <text:s text:c="5"/>") }}</text:p>
      <text:p text:style-name="P8"><text:s/></text:p>
      <text:p text:style-name="P8">{# Affichage des erreurs pour ce champ précis. #}</text:p>
      <text:p text:style-name="P8">{{ form_errors(form.nom) }} </text:p>
      <text:p text:style-name="P8"><text:s/></text:p>
      <text:p text:style-name="P8">{# Génération de l'input. #}</text:p>
      <text:p text:style-name="P8">{{ form_widget(form.nom, {'attr': {'placeholder': 'nom'} }) }} </text:p>
      <text:p text:style-name="P8">&lt;/div&gt;</text:p>
      <text:p text:style-name="P8">/..</text:p>
      <text:p text:style-name="Standard"><text:s text:c="2"/></text:p>
      <text:p text:style-name="Standard"/>
      <text:h text:style-name="Heading_20_1" text:outline-level="1">Valider les données d'un formulaire</text:h>
      <text:p text:style-name="Text_20_body">Pour définir les règles de validation, nous allons donc utiliser les annotations (il est possible aussi d'externaliser les règles de validation dans un fichier extérieur).</text:p>
      <text:p text:style-name="Text_20_body">Pour cela , nous utiliserons donc @Assert, donc le namespace complet est le suivant : </text:p>
      <text:p text:style-name="Text_20_body"/>
      <text:p text:style-name="P8">&lt;?php</text:p>
      <text:p text:style-name="P8">use Symfony\Component\Validator\Constraints as Assert;</text:p>
      <text:p text:style-name="Text_20_body"/>
      <text:p text:style-name="Text_20_body">Les annotations concernant les règles de validation sont à ajouter dans les entités, au niveau de chaque attribut avec la syntaxe suivante :</text:p>
      <text:p text:style-name="P8"><text:bookmark text:name="r-942601"/>@Assert\Contrainte(valeur de l'option par défaut)</text:p>
      <text:p text:style-name="P9">Exemples</text:p>
      <text:p text:style-name="P8">/**</text:p>
      <text:p text:style-name="P8">* @Assert\NotBlank()</text:p>
      <text:p text:style-name="P8"><text:bookmark text:name="r-942595"/>* @Assert\MinLength(3)</text:p>
      <text:p text:style-name="P8">* @Assert\DateTime()</text:p>
      <text:p text:style-name="P8"><text:bookmark text:name="r-942611"/>* @Assert\MinLength(limit=10, message="Le nom  doit faire au moins {{ limit }} caractères ;")</text:p>
      <text:p text:style-name="P8">* @Assert\Max(2000)</text:p>
      <text:p text:style-name="Text_20_body"/>
      <text:p text:style-name="Text_20_body"><text:bookmark text:name="r-942808"/>Lorsque l'on manipule les formulaires,la méthode($form-&gt;isValid()) permet de valider automatiquement les données avec les asserts définis.</text:p>
      <text:p text:style-name="Text_20_body">Il est aussi possible de valider directement un objet avec le service validator<text:span text:style-name="Source_20_Text">.</text:span></text:p>
      <text:p text:style-name="Text_20_body"/>
      <text:p text:style-name="Text_20_body">Il est également possible de créer ses propres règles de validation.</text:p>
      <text:p text:style-name="Text_20_body">Voici la documentation officielle sur les contraintes.</text:p>
      <text:p text:style-name="Text_20_body">http://symfony.com/fr/doc/current/reference/constraints.html</text:p>
      <text:h text:style-name="Heading_20_1" text:outline-level="1"><text:soft-page-break/>ANNEXE 1</text:h>
      <text:p text:style-name="Standard"/>
      <text:p text:style-name="Standard"><text:bookmark text:name="r-942157"/><text:bookmark text:name="r-942158"/><text:bookmark text:name="r-942173"/></text:p>
      <table:table table:name="Tableau2" table:style-name="Tableau2">
        <table:table-column table:style-name="Tableau2.A"/>
        <table:table-column table:style-name="Tableau2.B"/>
        <table:table-column table:style-name="Tableau2.C"/>
        <table:table-column table:style-name="Tableau2.B"/>
        <table:table-column table:style-name="Tableau2.E"/>
        <table:table-column table:style-name="Tableau2.F"/>
        <table:table-header-rows>
          <table:table-row>
            <table:table-cell table:style-name="Tableau2.A1" office:value-type="string">
              <text:p text:style-name="P6"><text:bookmark text:name="r-942145"/><text:bookmark text:name="r-942146"/>Texte<text:bookmark text:name="r-942148"/></text:p>
            </table:table-cell>
            <table:table-cell table:style-name="Tableau2.A1" office:value-type="string">
              <text:p text:style-name="P6"><text:bookmark text:name="r-942147"/>Choix<text:bookmark text:name="r-942150"/></text:p>
            </table:table-cell>
            <table:table-cell table:style-name="Tableau2.A1" office:value-type="string">
              <text:p text:style-name="P6"><text:bookmark text:name="r-942149"/>Date et temps<text:bookmark text:name="r-942152"/></text:p>
            </table:table-cell>
            <table:table-cell table:style-name="Tableau2.A1" office:value-type="string">
              <text:p text:style-name="P6"><text:bookmark text:name="r-942151"/>Divers<text:bookmark text:name="r-942154"/></text:p>
            </table:table-cell>
            <table:table-cell table:style-name="Tableau2.A1" office:value-type="string">
              <text:p text:style-name="P6"><text:bookmark text:name="r-942153"/>Multiple<text:bookmark text:name="r-942156"/></text:p>
            </table:table-cell>
            <table:table-cell table:style-name="Tableau2.A1" office:value-type="string">
              <text:p text:style-name="P6"><text:bookmark text:name="r-942155"/>Caché<text:bookmark text:name="r-942160"/><text:bookmark text:name="r-942171"/><text:bookmark text:name="r-942172"/></text:p>
            </table:table-cell>
          </table:table-row>
        </table:table-header-rows>
        <table:table-row>
          <table:table-cell table:style-name="Tableau2.A1" office:value-type="string">
            <text:p text:style-name="P5"><text:bookmark text:name="r-942159"/><text:a xlink:type="simple" xlink:href="http://symfony.com/fr/doc/current/reference/forms/types/text.html"><text:span text:style-name="Source_20_Text">text</text:span></text:a><text:line-break/><text:a xlink:type="simple" xlink:href="http://symfony.com/fr/doc/current/reference/forms/types/textarea.html"><text:span text:style-name="Source_20_Text">textarea</text:span></text:a><text:line-break/><text:a xlink:type="simple" xlink:href="http://symfony.com/fr/doc/current/reference/forms/types/email.html"><text:span text:style-name="Source_20_Text">email</text:span></text:a><text:line-break/><text:a xlink:type="simple" xlink:href="http://symfony.com/fr/doc/current/reference/forms/types/integer.html"><text:span text:style-name="Source_20_Text">integer</text:span></text:a><text:line-break/><text:a xlink:type="simple" xlink:href="http://symfony.com/fr/doc/current/reference/forms/types/money.html"><text:span text:style-name="Source_20_Text">money</text:span></text:a><text:line-break/><text:a xlink:type="simple" xlink:href="http://symfony.com/fr/doc/current/reference/forms/types/number.html"><text:span text:style-name="Source_20_Text">number</text:span></text:a><text:line-break/><text:a xlink:type="simple" xlink:href="http://symfony.com/fr/doc/current/reference/forms/types/password.html"><text:span text:style-name="Source_20_Text">password</text:span></text:a><text:line-break/><text:a xlink:type="simple" xlink:href="http://symfony.com/fr/doc/current/reference/forms/types/percent.html"><text:span text:style-name="Source_20_Text">percent</text:span></text:a><text:line-break/><text:a xlink:type="simple" xlink:href="http://symfony.com/fr/doc/current/reference/forms/types/search.html"><text:span text:style-name="Source_20_Text">search</text:span></text:a><text:line-break/><text:a xlink:type="simple" xlink:href="http://symfony.com/fr/doc/current/reference/forms/types/url.html"><text:span text:style-name="Source_20_Text">url</text:span></text:a><text:bookmark text:name="r-942162"/></text:p>
          </table:table-cell>
          <table:table-cell table:style-name="Tableau2.A1" office:value-type="string">
            <text:p text:style-name="P5"><text:bookmark text:name="r-942161"/><text:a xlink:type="simple" xlink:href="http://symfony.com/fr/doc/current/reference/forms/types/choice.html"><text:span text:style-name="Source_20_Text">choice</text:span></text:a><text:line-break/><text:a xlink:type="simple" xlink:href="http://symfony.com/fr/doc/current/reference/forms/types/entity.html"><text:span text:style-name="Source_20_Text">entity</text:span></text:a><text:line-break/><text:a xlink:type="simple" xlink:href="http://symfony.com/fr/doc/current/reference/forms/types/country.html"><text:span text:style-name="Source_20_Text">country</text:span></text:a><text:line-break/><text:a xlink:type="simple" xlink:href="http://symfony.com/fr/doc/current/reference/forms/types/language.html"><text:span text:style-name="Source_20_Text">language</text:span></text:a><text:line-break/><text:a xlink:type="simple" xlink:href="http://symfony.com/fr/doc/current/reference/forms/types/locale.html"><text:span text:style-name="Source_20_Text">locale</text:span></text:a><text:line-break/><text:a xlink:type="simple" xlink:href="http://symfony.com/fr/doc/current/reference/forms/types/timezone.html"><text:span text:style-name="Source_20_Text">timezone</text:span></text:a><text:bookmark text:name="r-942164"/></text:p>
          </table:table-cell>
          <table:table-cell table:style-name="Tableau2.A1" office:value-type="string">
            <text:p text:style-name="P5"><text:bookmark text:name="r-942163"/><text:a xlink:type="simple" xlink:href="http://symfony.com/fr/doc/current/reference/forms/types/date.html"><text:span text:style-name="Source_20_Text">date</text:span></text:a><text:line-break/><text:a xlink:type="simple" xlink:href="http://symfony.com/fr/doc/current/reference/forms/types/datetime.html"><text:span text:style-name="Source_20_Text">datetime</text:span></text:a><text:line-break/><text:a xlink:type="simple" xlink:href="http://symfony.com/fr/doc/current/reference/forms/types/time.html"><text:span text:style-name="Source_20_Text">time</text:span></text:a><text:line-break/><text:a xlink:type="simple" xlink:href="http://symfony.com/fr/doc/current/reference/forms/types/birthday.html"><text:span text:style-name="Source_20_Text">birthday</text:span></text:a><text:bookmark text:name="r-942166"/></text:p>
          </table:table-cell>
          <table:table-cell table:style-name="Tableau2.A1" office:value-type="string">
            <text:p text:style-name="P5"><text:bookmark text:name="r-942165"/><text:a xlink:type="simple" xlink:href="http://symfony.com/fr/doc/current/reference/forms/types/checkbox.html"><text:span text:style-name="Source_20_Text">checkbox</text:span></text:a><text:line-break/><text:a xlink:type="simple" xlink:href="http://symfony.com/fr/doc/current/reference/forms/types/file.html"><text:span text:style-name="Source_20_Text">file</text:span></text:a><text:line-break/><text:a xlink:type="simple" xlink:href="http://symfony.com/fr/doc/current/reference/forms/types/radio.html"><text:span text:style-name="Source_20_Text">radio</text:span></text:a><text:bookmark text:name="r-942168"/></text:p>
          </table:table-cell>
          <table:table-cell table:style-name="Tableau2.A1" office:value-type="string">
            <text:p text:style-name="P5"><text:bookmark text:name="r-942167"/><text:a xlink:type="simple" xlink:href="http://symfony.com/fr/doc/current/reference/forms/types/collection.html"><text:span text:style-name="Source_20_Text">collection</text:span></text:a><text:line-break/><text:a xlink:type="simple" xlink:href="http://symfony.com/fr/doc/current/reference/forms/types/repeated.html"><text:span text:style-name="Source_20_Text">repeated</text:span></text:a><text:bookmark text:name="r-942170"/></text:p>
          </table:table-cell>
          <table:table-cell table:style-name="Tableau2.A1" office:value-type="string">
            <text:p text:style-name="P5"><text:bookmark text:name="r-942169"/><text:a xlink:type="simple" xlink:href="http://symfony.com/fr/doc/current/reference/forms/types/hidden.html"><text:span text:style-name="Source_20_Text">hidden</text:span></text:a><text:line-break/><text:a xlink:type="simple" xlink:href="http://symfony.com/fr/doc/current/reference/forms/types/csrf.html"><text:span text:style-name="Source_20_Text">csrf</text:span></text:a></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Gras" style:font-family-generic="swiss" style:font-pitch="variable"/>
    <style:font-face style:name="Calibri1" svg:font-family="Calibri" style:font-adornments="Italique gras" style:font-family-generic="swiss" style:font-pitch="variable"/>
    <style:font-face style:name="Verdana1" svg:font-family="Verdana" style:font-family-generic="swiss" style:font-pitch="variable"/>
    <style:font-face style:name="Verdana" svg:font-family="Verdana"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cm" fo:text-align="justify" style:justify-single-word="false" style:page-number="auto"/>
      <style:text-properties style:font-name="Verdana" fo:font-size="10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background-color="#e6e6ff" fo:padding="0cm" fo:border-left="none" fo:border-right="none" fo:border-top="none" fo:border-bottom="0.035cm solid #000080" style:shadow="none">
        <style:background-image/>
      </style:paragraph-properties>
      <style:text-properties fo:color="#000080" style:font-name="Calibri" fo:font-size="115%" fo:text-shadow="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background-color="transparent" style:shadow="none">
        <style:background-image/>
      </style:paragraph-properties>
      <style:text-properties fo:color="#000080" style:font-name="Calibri" fo:font-size="14pt" fo:font-style="normal" style:text-underline-style="none" fo:font-weight="bold" fo:background-color="#e6e6ff"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style:shadow="none"/>
      <style:text-properties fo:color="#000080" style:font-name="Calibri1" fo:font-size="12pt" fo:font-style="normal" style:text-underline-style="solid" style:text-underline-width="auto" style:text-underline-color="font-color"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8.944cm" fo:margin-left="0.053cm" fo:margin-right="0.004cm" table:align="margins" style:writing-mode="lr-tb"/>
    </style:style>
    <style:style style:name="Tableau1.A" style:family="table-column">
      <style:table-column-properties style:column-width="1.244cm" style:rel-column-width="4301*"/>
    </style:style>
    <style:style style:name="Tableau1.B" style:family="table-column">
      <style:table-column-properties style:column-width="2.17cm" style:rel-column-width="7505*"/>
    </style:style>
    <style:style style:name="Tableau1.C" style:family="table-column">
      <style:table-column-properties style:column-width="12.751cm" style:rel-column-width="44111*"/>
    </style:style>
    <style:style style:name="Tableau1.D" style:family="table-column">
      <style:table-column-properties style:column-width="2.78cm" style:rel-column-width="9618*"/>
    </style:style>
    <style:style style:name="Tableau1.1" style:family="table-row">
      <style:table-row-properties style:row-height="0.683cm" style:keep-together="false" fo:keep-together="always"/>
    </style:style>
    <style:style style:name="Tableau1.A1" style:family="table-cell">
      <style:table-cell-properties style:vertical-align="middle" fo:padding="0.097cm" fo:border-left="0.018cm solid #000080" fo:border-right="none" fo:border-top="0.018cm solid #000080" fo:border-bottom="0.018cm solid #000080" style:writing-mode="lr-tb"/>
    </style:style>
    <style:style style:name="Tableau1.D1" style:family="table-cell">
      <style:table-cell-properties style:vertical-align="middle" fo:padding="0.097cm" fo:border="0.018cm solid #000080" style:writing-mode="lr-tb"/>
    </style:style>
    <style:style style:name="Tableau1.B2" style:family="table-cell">
      <style:table-cell-properties style:vertical-align="middle" fo:padding="0.097cm" fo:border-left="0.018cm solid #000080" fo:border-right="none" fo:border-top="none" fo:border-bottom="0.018cm solid #000080" style:writing-mode="lr-tb"/>
    </style:style>
    <style:style style:name="Tableau1.D2" style:family="table-cell">
      <style:table-cell-properties style:vertical-align="middle" fo:padding="0.097cm" fo:border-left="0.018cm solid #000080" fo:border-right="0.018cm solid #000080" fo:border-top="none" fo:border-bottom="0.018cm solid #000080" style:writing-mode="lr-tb"/>
    </style:style>
    <style:style style:name="MP1" style:family="paragraph" style:parent-style-name="Table_20_Contents">
      <style:paragraph-properties fo:text-align="center" style:justify-single-word="false" style:snap-to-layout-grid="false"/>
      <style:text-properties fo:color="#244061" fo:language="zxx" fo:country="none" fo:font-weight="bold" style:language-asian="zxx" style:country-asian="none" style:font-weight-asian="bold" style:language-complex="ar" style:country-complex="SA"/>
    </style:style>
    <style:style style:name="MP2" style:family="paragraph" style:parent-style-name="Table_20_Contents">
      <style:paragraph-properties fo:text-align="center" style:justify-single-word="false"/>
      <style:text-properties fo:color="#000080" fo:font-size="10pt" fo:font-weight="bold" style:font-size-asian="10pt" style:font-weight-asian="bold" style:font-size-complex="10pt" style:font-weight-complex="bold"/>
    </style:style>
    <style:style style:name="MP3" style:family="paragraph" style:parent-style-name="Table_20_Contents">
      <style:paragraph-properties fo:text-align="center" style:justify-single-word="false" style:snap-to-layout-grid="false"/>
      <style:text-properties fo:color="#000080" style:font-name="Verdana1" fo:font-size="10pt" fo:font-weight="bold" style:font-size-asian="10pt" style:font-weight-asian="bold" style:font-size-complex="10pt" style:font-weight-complex="bold"/>
    </style:style>
    <style:style style:name="MP4" style:family="paragraph" style:parent-style-name="Table_20_Contents">
      <style:paragraph-properties fo:text-align="end" style:justify-single-word="false" fo:padding="0.049cm" fo:border-left="none" fo:border-right="none" fo:border-top="0.018cm solid #000080" fo:border-bottom="none" style:shadow="none" style:snap-to-layout-grid="false"/>
      <style:text-properties fo:color="#000080" style:font-name="Verdana1" fo:font-size="8pt" fo:font-weight="bold" style:font-size-asian="8pt" style:font-weight-asian="bold" style:font-size-complex="8pt" style:font-weight-complex="bold"/>
    </style:style>
    <style:style style:name="Mfr1"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926cm" fo:margin-bottom="0.887cm" fo:margin-left="1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svg:height="1.905cm" fo:margin-left="0cm" fo:margin-right="0cm" fo:margin-bottom="0.499cm" style:dynamic-spacing="false"/>
      </style:header-style>
      <style:footer-style>
        <style:header-footer-properties svg:height="0.979cm" fo:margin-left="0cm" fo:margin-right="0cm" fo:margin-top="0.499cm" style:dynamic-spacing="false"/>
      </style:footer-style>
    </style:page-layout>
  </office:automatic-styles>
  <office:master-styles>
    <style:master-page style:name="Standard" style:page-layout-name="Mpm1">
      <style:header>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table:number-rows-spanned="2" office:value-type="string">
              <text:p text:style-name="MP1"><draw:frame draw:style-name="Mfr1" draw:name="Image 1" text:anchor-type="as-char" svg:y="-0.261cm" svg:width="0.82cm" svg:height="0.737cm" draw:z-index="4"><draw:image xlink:href="Pictures/200000060000105B000011F26D51A530.wmf" xlink:type="simple" xlink:show="embed" xlink:actuate="onLoad"/></draw:frame></text:p>
              <text:p text:style-name="MP2">SIO-2</text:p>
            </table:table-cell>
            <table:table-cell table:style-name="Tableau1.A1" office:value-type="string">
              <text:p text:style-name="MP3">SLAM 5</text:p>
            </table:table-cell>
            <table:table-cell table:style-name="Tableau1.A1" table:number-rows-spanned="2" office:value-type="string">
              <text:p text:style-name="MP3">REALISATION D'UNE SOLUTION APPLICATIVE </text:p>
              <text:p text:style-name="MP3">AVEC LE FRAMEWORK SYMFONY 2</text:p>
            </table:table-cell>
            <table:table-cell table:style-name="Tableau1.D1" office:value-type="string">
              <text:p text:style-name="MP3">COURS</text:p>
            </table:table-cell>
          </table:table-row>
          <table:table-row table:style-name="Tableau1.1">
            <table:covered-table-cell/>
            <table:table-cell table:style-name="Tableau1.B2" office:value-type="string">
              <text:p text:style-name="MP3">C07</text:p>
            </table:table-cell>
            <table:covered-table-cell/>
            <table:table-cell table:style-name="Tableau1.D2" office:value-type="string">
              <text:p text:style-name="MP3">SYMF</text:p>
            </table:table-cell>
          </table:table-row>
        </table:table>
        <text:p text:style-name="Standard"/>
      </style:header>
      <style:footer>
        <text:p text:style-name="MP4">LJR / TS2 SIO / SL5 / ZAC / Page <text:page-number text:select-page="current">2</text:page-number> sur <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z z</meta:initial-creator>
    <meta:creation-date>2013-06-18T08:55:28.62</meta:creation-date>
    <dc:date>2014-03-20T10:32:31.08</dc:date>
    <dc:creator>z z</dc:creator>
    <meta:editing-duration>P2DT23H53M49S</meta:editing-duration>
    <meta:editing-cycles>222</meta:editing-cycles>
    <meta:generator>OpenOffice.org/3.3$Win32 OpenOffice.org_project/330m20$Build-9567</meta:generator>
    <meta:document-statistic meta:table-count="2" meta:image-count="2" meta:object-count="0" meta:page-count="5" meta:paragraph-count="119" meta:word-count="1246" meta:character-count="8961"/>
  </office:meta>
</office:document-meta>
</file>